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audio">
      <style:table-properties table:display="true" style:writing-mode="lr-tb"/>
    </style:style>
    <style:style style:name="ta2" style:family="table" style:master-page-name="PageStyle_5f_lipreading">
      <style:table-properties table:display="true" style:writing-mode="lr-tb"/>
    </style:style>
    <style:style style:name="ta3" style:family="table" style:master-page-name="PageStyle_5f_combined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di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29265604454737" calcext:value-type="float">
            <text:p>0.2292656045</text:p>
          </table:table-cell>
          <table:table-cell office:value-type="float" office:value="16.5948797383787" calcext:value-type="float">
            <text:p>16.5948797384</text:p>
          </table:table-cell>
          <table:table-cell office:value-type="float" office:value="34.7012008561974" calcext:value-type="float">
            <text:p>34.7012008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3052196433911" calcext:value-type="float">
            <text:p>0.2305219643</text:p>
          </table:table-cell>
          <table:table-cell office:value-type="float" office:value="17.3750140586884" calcext:value-type="float">
            <text:p>17.3750140587</text:p>
          </table:table-cell>
          <table:table-cell office:value-type="float" office:value="34.3581186896837" calcext:value-type="float">
            <text:p>34.35811868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45941743827783" calcext:value-type="float">
            <text:p>0.2459417438</text:p>
          </table:table-cell>
          <table:table-cell office:value-type="float" office:value="16.4252356638468" calcext:value-type="float">
            <text:p>16.4252356638</text:p>
          </table:table-cell>
          <table:table-cell office:value-type="float" office:value="34.1932202213087" calcext:value-type="float">
            <text:p>34.19322022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24758216967949" calcext:value-type="float">
            <text:p>0.224758217</text:p>
          </table:table-cell>
          <table:table-cell office:value-type="float" office:value="16.3138271108772" calcext:value-type="float">
            <text:p>16.3138271109</text:p>
          </table:table-cell>
          <table:table-cell office:value-type="float" office:value="35.8852210602314" calcext:value-type="float">
            <text:p>35.88522106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08732995849389" calcext:value-type="float">
            <text:p>0.2087329958</text:p>
          </table:table-cell>
          <table:table-cell office:value-type="float" office:value="20.1038815616515" calcext:value-type="float">
            <text:p>20.1038815617</text:p>
          </table:table-cell>
          <table:table-cell office:value-type="float" office:value="39.6857052236675" calcext:value-type="float">
            <text:p>39.68570522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08495426636476" calcext:value-type="float">
            <text:p>0.2084954266</text:p>
          </table:table-cell>
          <table:table-cell office:value-type="float" office:value="19.0834899978323" calcext:value-type="float">
            <text:p>19.0834899978</text:p>
          </table:table-cell>
          <table:table-cell office:value-type="float" office:value="38.577188926802" calcext:value-type="float">
            <text:p>38.57718892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7811915736932" calcext:value-type="float">
            <text:p>0.2178119157</text:p>
          </table:table-cell>
          <table:table-cell office:value-type="float" office:value="18.800249039899" calcext:value-type="float">
            <text:p>18.8002490399</text:p>
          </table:table-cell>
          <table:table-cell office:value-type="float" office:value="39.2197539912325" calcext:value-type="float">
            <text:p>39.21975399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7258166808348" calcext:value-type="float">
            <text:p>0.2172581668</text:p>
          </table:table-cell>
          <table:table-cell office:value-type="float" office:value="20.2915010544373" calcext:value-type="float">
            <text:p>20.2915010544</text:p>
          </table:table-cell>
          <table:table-cell office:value-type="float" office:value="38.5951558270295" calcext:value-type="float">
            <text:p>38.5951558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36060960361591" calcext:value-type="float">
            <text:p>0.2360609604</text:p>
          </table:table-cell>
          <table:table-cell office:value-type="float" office:value="18.28180613716" calcext:value-type="float">
            <text:p>18.2818061372</text:p>
          </table:table-cell>
          <table:table-cell office:value-type="float" office:value="37.8487631387883" calcext:value-type="float">
            <text:p>37.84876313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3098205052889" calcext:value-type="float">
            <text:p>0.2130982051</text:p>
          </table:table-cell>
          <table:table-cell office:value-type="float" office:value="18.7396050388356" calcext:value-type="float">
            <text:p>18.7396050388</text:p>
          </table:table-cell>
          <table:table-cell office:value-type="float" office:value="39.8781511517433" calcext:value-type="float">
            <text:p>39.8781511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3.08603047602104" calcext:value-type="float">
            <text:p>3.086030476</text:p>
          </table:table-cell>
          <table:table-cell office:value-type="float" office:value="26.7637461709424" calcext:value-type="float">
            <text:p>26.7637461709</text:p>
          </table:table-cell>
          <table:table-cell office:value-type="float" office:value="47.5550211966223" calcext:value-type="float">
            <text:p>47.55502119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195866221418747" calcext:value-type="float">
            <text:p>0.1958662214</text:p>
          </table:table-cell>
          <table:table-cell office:value-type="float" office:value="21.6596051296988" calcext:value-type="float">
            <text:p>21.6596051297</text:p>
          </table:table-cell>
          <table:table-cell office:value-type="float" office:value="42.0681341732689" calcext:value-type="float">
            <text:p>42.06813417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11277675170165" calcext:value-type="float">
            <text:p>0.2112776752</text:p>
          </table:table-cell>
          <table:table-cell office:value-type="float" office:value="20.5054161926666" calcext:value-type="float">
            <text:p>20.5054161927</text:p>
          </table:table-cell>
          <table:table-cell office:value-type="float" office:value="42.1071820286594" calcext:value-type="float">
            <text:p>42.10718202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07682656554075" calcext:value-type="float">
            <text:p>0.2076826566</text:p>
          </table:table-cell>
          <table:table-cell office:value-type="float" office:value="22.3415555862974" calcext:value-type="float">
            <text:p>22.3415555863</text:p>
          </table:table-cell>
          <table:table-cell office:value-type="float" office:value="41.6979310684472" calcext:value-type="float">
            <text:p>41.69793106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29216614021705" calcext:value-type="float">
            <text:p>0.229216614</text:p>
          </table:table-cell>
          <table:table-cell office:value-type="float" office:value="19.6564646529952" calcext:value-type="float">
            <text:p>19.656464653</text:p>
          </table:table-cell>
          <table:table-cell office:value-type="float" office:value="40.4963999393066" calcext:value-type="float">
            <text:p>40.4963999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04820643250759" calcext:value-type="float">
            <text:p>0.2048206433</text:p>
          </table:table-cell>
          <table:table-cell office:value-type="float" office:value="20.2318658243638" calcext:value-type="float">
            <text:p>20.2318658244</text:p>
          </table:table-cell>
          <table:table-cell office:value-type="float" office:value="42.2845265256395" calcext:value-type="float">
            <text:p>42.2845265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189981823930374" calcext:value-type="float">
            <text:p>0.1899818239</text:p>
          </table:table-cell>
          <table:table-cell office:value-type="float" office:value="25.7403186219744" calcext:value-type="float">
            <text:p>25.740318622</text:p>
          </table:table-cell>
          <table:table-cell office:value-type="float" office:value="47.2047580768202" calcext:value-type="float">
            <text:p>47.20475807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187067281741362" calcext:value-type="float">
            <text:p>0.1870672817</text:p>
          </table:table-cell>
          <table:table-cell office:value-type="float" office:value="23.6029802868065" calcext:value-type="float">
            <text:p>23.6029802868</text:p>
          </table:table-cell>
          <table:table-cell office:value-type="float" office:value="44.5573229849808" calcext:value-type="float">
            <text:p>44.557322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93280773094067" calcext:value-type="float">
            <text:p>0.1932807731</text:p>
          </table:table-cell>
          <table:table-cell office:value-type="float" office:value="25.5563290350682" calcext:value-type="float">
            <text:p>25.5563290351</text:p>
          </table:table-cell>
          <table:table-cell office:value-type="float" office:value="49.0720019211462" calcext:value-type="float">
            <text:p>49.07200192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84817790985107" calcext:value-type="float">
            <text:p>0.184817791</text:p>
          </table:table-cell>
          <table:table-cell office:value-type="float" office:value="28.1875200980955" calcext:value-type="float">
            <text:p>28.1875200981</text:p>
          </table:table-cell>
          <table:table-cell office:value-type="float" office:value="49.8821021780722" calcext:value-type="float">
            <text:p>49.8821021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213575000373217" calcext:value-type="float">
            <text:p>0.2135750004</text:p>
          </table:table-cell>
          <table:table-cell office:value-type="float" office:value="23.8503382064515" calcext:value-type="float">
            <text:p>23.8503382065</text:p>
          </table:table-cell>
          <table:table-cell office:value-type="float" office:value="46.7951602430773" calcext:value-type="float">
            <text:p>46.7951602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84846214376963" calcext:value-type="float">
            <text:p>0.1848462144</text:p>
          </table:table-cell>
          <table:table-cell office:value-type="float" office:value="24.7844067641772" calcext:value-type="float">
            <text:p>24.7844067642</text:p>
          </table:table-cell>
          <table:table-cell office:value-type="float" office:value="48.5065679862093" calcext:value-type="float">
            <text:p>48.5065679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70656112524179" calcext:value-type="float">
            <text:p>0.1706561125</text:p>
          </table:table-cell>
          <table:table-cell office:value-type="float" office:value="32.2669094658289" calcext:value-type="float">
            <text:p>32.2669094658</text:p>
          </table:table-cell>
          <table:table-cell office:value-type="float" office:value="55.2345747806853" calcext:value-type="float">
            <text:p>55.2345747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64544961773432" calcext:value-type="float">
            <text:p>0.1645449618</text:p>
          </table:table-cell>
          <table:table-cell office:value-type="float" office:value="29.2743857021095" calcext:value-type="float">
            <text:p>29.2743857021</text:p>
          </table:table-cell>
          <table:table-cell office:value-type="float" office:value="51.3947043127661" calcext:value-type="float">
            <text:p>51.3947043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75329333314529" calcext:value-type="float">
            <text:p>0.1753293333</text:p>
          </table:table-cell>
          <table:table-cell office:value-type="float" office:value="35.6871881879545" calcext:value-type="float">
            <text:p>35.687188188</text:p>
          </table:table-cell>
          <table:table-cell office:value-type="float" office:value="57.1392288173846" calcext:value-type="float">
            <text:p>57.13922881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75858114201289" calcext:value-type="float">
            <text:p>0.1758581142</text:p>
          </table:table-cell>
          <table:table-cell office:value-type="float" office:value="36.8023087724334" calcext:value-type="float">
            <text:p>36.8023087724</text:p>
          </table:table-cell>
          <table:table-cell office:value-type="float" office:value="58.5838848793888" calcext:value-type="float">
            <text:p>58.58388487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82101223904353" calcext:value-type="float">
            <text:p>0.1821012239</text:p>
          </table:table-cell>
          <table:table-cell office:value-type="float" office:value="35.6893148073677" calcext:value-type="float">
            <text:p>35.6893148074</text:p>
          </table:table-cell>
          <table:table-cell office:value-type="float" office:value="57.4356922672328" calcext:value-type="float">
            <text:p>57.43569226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65256908306709" calcext:value-type="float">
            <text:p>0.1652569083</text:p>
          </table:table-cell>
          <table:table-cell office:value-type="float" office:value="34.8648637630553" calcext:value-type="float">
            <text:p>34.8648637631</text:p>
          </table:table-cell>
          <table:table-cell office:value-type="float" office:value="56.6865483814929" calcext:value-type="float">
            <text:p>56.68654838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83027002100761" calcext:value-type="float">
            <text:p>0.1830270021</text:p>
          </table:table-cell>
          <table:table-cell office:value-type="float" office:value="39.1765870511688" calcext:value-type="float">
            <text:p>39.1765870512</text:p>
          </table:table-cell>
          <table:table-cell office:value-type="float" office:value="60.5088170841284" calcext:value-type="float">
            <text:p>60.50881708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54792908865672" calcext:value-type="float">
            <text:p>0.1547929089</text:p>
          </table:table-cell>
          <table:table-cell office:value-type="float" office:value="36.7722088041031" calcext:value-type="float">
            <text:p>36.7722088041</text:p>
          </table:table-cell>
          <table:table-cell office:value-type="float" office:value="58.4209027376517" calcext:value-type="float">
            <text:p>58.4209027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1611502273725" calcext:value-type="float">
            <text:p>0.1616115023</text:p>
          </table:table-cell>
          <table:table-cell office:value-type="float" office:value="38.3696943364218" calcext:value-type="float">
            <text:p>38.3696943364</text:p>
          </table:table-cell>
          <table:table-cell office:value-type="float" office:value="61.0095547573591" calcext:value-type="float">
            <text:p>61.00955475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1418352562648" calcext:value-type="float">
            <text:p>0.1614183526</text:p>
          </table:table-cell>
          <table:table-cell office:value-type="float" office:value="39.9054694905905" calcext:value-type="float">
            <text:p>39.9054694906</text:p>
          </table:table-cell>
          <table:table-cell office:value-type="float" office:value="62.5129379887023" calcext:value-type="float">
            <text:p>62.51293798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6740962519096" calcext:value-type="float">
            <text:p>0.1667409625</text:p>
          </table:table-cell>
          <table:table-cell office:value-type="float" office:value="38.606684930151" calcext:value-type="float">
            <text:p>38.6066849302</text:p>
          </table:table-cell>
          <table:table-cell office:value-type="float" office:value="61.3140668437707" calcext:value-type="float">
            <text:p>61.31406684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51847791786377" calcext:value-type="float">
            <text:p>0.1518477918</text:p>
          </table:table-cell>
          <table:table-cell office:value-type="float" office:value="37.3138574452498" calcext:value-type="float">
            <text:p>37.3138574452</text:p>
          </table:table-cell>
          <table:table-cell office:value-type="float" office:value="60.2465459353425" calcext:value-type="float">
            <text:p>60.24654593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5311456586306" calcext:value-type="float">
            <text:p>0.1653114566</text:p>
          </table:table-cell>
          <table:table-cell office:value-type="float" office:value="42.2892530270713" calcext:value-type="float">
            <text:p>42.2892530271</text:p>
          </table:table-cell>
          <table:table-cell office:value-type="float" office:value="64.5737465254769" calcext:value-type="float">
            <text:p>64.5737465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41393442566578" calcext:value-type="float">
            <text:p>0.1413934426</text:p>
          </table:table-cell>
          <table:table-cell office:value-type="float" office:value="39.9174369340266" calcext:value-type="float">
            <text:p>39.917436934</text:p>
          </table:table-cell>
          <table:table-cell office:value-type="float" office:value="62.5839378905866" calcext:value-type="float">
            <text:p>62.58393789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0165082743535" calcext:value-type="float">
            <text:p>0.1501650827</text:p>
          </table:table-cell>
          <table:table-cell office:value-type="float" office:value="40.8513795390163" calcext:value-type="float">
            <text:p>40.851379539</text:p>
          </table:table-cell>
          <table:table-cell office:value-type="float" office:value="64.3271821997606" calcext:value-type="float">
            <text:p>64.32718219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0679463377366" calcext:value-type="float">
            <text:p>0.1506794634</text:p>
          </table:table-cell>
          <table:table-cell office:value-type="float" office:value="42.5071293950409" calcext:value-type="float">
            <text:p>42.507129395</text:p>
          </table:table-cell>
          <table:table-cell office:value-type="float" office:value="65.9156748022876" calcext:value-type="float">
            <text:p>65.91567480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4722300286476" calcext:value-type="float">
            <text:p>0.1547223003</text:p>
          </table:table-cell>
          <table:table-cell office:value-type="float" office:value="41.1668992003536" calcext:value-type="float">
            <text:p>41.1668992004</text:p>
          </table:table-cell>
          <table:table-cell office:value-type="float" office:value="64.6735670135039" calcext:value-type="float">
            <text:p>64.67356701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41166023336924" calcext:value-type="float">
            <text:p>0.1411660233</text:p>
          </table:table-cell>
          <table:table-cell office:value-type="float" office:value="39.8712618882032" calcext:value-type="float">
            <text:p>39.8712618882</text:p>
          </table:table-cell>
          <table:table-cell office:value-type="float" office:value="63.5352750690515" calcext:value-type="float">
            <text:p>63.53527506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1659370328371" calcext:value-type="float">
            <text:p>0.1516593703</text:p>
          </table:table-cell>
          <table:table-cell office:value-type="float" office:value="45.3311352643587" calcext:value-type="float">
            <text:p>45.3311352644</text:p>
          </table:table-cell>
          <table:table-cell office:value-type="float" office:value="68.3316926599994" calcext:value-type="float">
            <text:p>68.33169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31078273631059" calcext:value-type="float">
            <text:p>0.1310782736</text:p>
          </table:table-cell>
          <table:table-cell office:value-type="float" office:value="42.3566033037896" calcext:value-type="float">
            <text:p>42.3566033038</text:p>
          </table:table-cell>
          <table:table-cell office:value-type="float" office:value="65.66398535904" calcext:value-type="float">
            <text:p>65.6639853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8401937393042" calcext:value-type="float">
            <text:p>0.1284019374</text:p>
          </table:table-cell>
          <table:table-cell office:value-type="float" office:value="46.2396117132175" calcext:value-type="float">
            <text:p>46.2396117132</text:p>
          </table:table-cell>
          <table:table-cell office:value-type="float" office:value="70.8485296682562" calcext:value-type="float">
            <text:p>70.84852966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30550663918257" calcext:value-type="float">
            <text:p>0.1305506639</text:p>
          </table:table-cell>
          <table:table-cell office:value-type="float" office:value="48.2725280826157" calcext:value-type="float">
            <text:p>48.2725280826</text:p>
          </table:table-cell>
          <table:table-cell office:value-type="float" office:value="72.3335199148772" calcext:value-type="float">
            <text:p>72.3335199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312422038844" calcext:value-type="float">
            <text:p>0.1312422039</text:p>
          </table:table-cell>
          <table:table-cell office:value-type="float" office:value="46.7107161766641" calcext:value-type="float">
            <text:p>46.7107161767</text:p>
          </table:table-cell>
          <table:table-cell office:value-type="float" office:value="71.2786629884968" calcext:value-type="float">
            <text:p>71.27866298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1409370922125" calcext:value-type="float">
            <text:p>0.1214093709</text:p>
          </table:table-cell>
          <table:table-cell office:value-type="float" office:value="45.2051048560112" calcext:value-type="float">
            <text:p>45.205104856</text:p>
          </table:table-cell>
          <table:table-cell office:value-type="float" office:value="69.6915135482409" calcext:value-type="float">
            <text:p>69.6915135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7505347419244" calcext:value-type="float">
            <text:p>0.1275053474</text:p>
          </table:table-cell>
          <table:table-cell office:value-type="float" office:value="51.5404903182577" calcext:value-type="float">
            <text:p>51.5404903183</text:p>
          </table:table-cell>
          <table:table-cell office:value-type="float" office:value="74.9966526236461" calcext:value-type="float">
            <text:p>74.99665262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1208240630535" calcext:value-type="float">
            <text:p>0.1120824063</text:p>
          </table:table-cell>
          <table:table-cell office:value-type="float" office:value="47.9038926426812" calcext:value-type="float">
            <text:p>47.9038926427</text:p>
          </table:table-cell>
          <table:table-cell office:value-type="float" office:value="71.9250964310433" calcext:value-type="float">
            <text:p>71.925096431</text:p>
          </table:table-cell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reading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" table:style-name="ta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4.51521501087007" calcext:value-type="float">
            <text:p>4.5152150109</text:p>
          </table:table-cell>
          <table:table-cell office:value-type="float" office:value="42.032983383059" calcext:value-type="float">
            <text:p>42.0329833831</text:p>
          </table:table-cell>
          <table:table-cell office:value-type="float" office:value="64.8792022267378" calcext:value-type="float">
            <text:p>64.87920222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4.23990299278524" calcext:value-type="float">
            <text:p>4.2399029928</text:p>
          </table:table-cell>
          <table:table-cell office:value-type="float" office:value="45.0673485344107" calcext:value-type="float">
            <text:p>45.0673485344</text:p>
          </table:table-cell>
          <table:table-cell office:value-type="float" office:value="68.4640339210997" calcext:value-type="float">
            <text:p>68.46403392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4.04285611528339" calcext:value-type="float">
            <text:p>4.0428561153</text:p>
          </table:table-cell>
          <table:table-cell office:value-type="float" office:value="46.6967839828301" calcext:value-type="float">
            <text:p>46.6967839828</text:p>
          </table:table-cell>
          <table:table-cell office:value-type="float" office:value="70.7557559964784" calcext:value-type="float">
            <text:p>70.75575599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3.56095870955166" calcext:value-type="float">
            <text:p>3.5609587096</text:p>
          </table:table-cell>
          <table:table-cell office:value-type="float" office:value="51.5734888000406" calcext:value-type="float">
            <text:p>51.5734888</text:p>
          </table:table-cell>
          <table:table-cell office:value-type="float" office:value="76.1161291046767" calcext:value-type="float">
            <text:p>76.1161291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3.16065672672156" calcext:value-type="float">
            <text:p>3.1606567267</text:p>
          </table:table-cell>
          <table:table-cell office:value-type="float" office:value="54.5058538516363" calcext:value-type="float">
            <text:p>54.5058538516</text:p>
          </table:table-cell>
          <table:table-cell office:value-type="float" office:value="78.095135668611" calcext:value-type="float">
            <text:p>78.09513566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2.95165622879416" calcext:value-type="float">
            <text:p>2.9516562288</text:p>
          </table:table-cell>
          <table:table-cell office:value-type="float" office:value="57.2692621708948" calcext:value-type="float">
            <text:p>57.2692621709</text:p>
          </table:table-cell>
          <table:table-cell office:value-type="float" office:value="79.7399737781187" calcext:value-type="float">
            <text:p>79.7399737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2.83063517723765" calcext:value-type="float">
            <text:p>2.8306351772</text:p>
          </table:table-cell>
          <table:table-cell office:value-type="float" office:value="58.9066343390064" calcext:value-type="float">
            <text:p>58.906634339</text:p>
          </table:table-cell>
          <table:table-cell office:value-type="float" office:value="81.6973909936462" calcext:value-type="float">
            <text:p>81.69739099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2.47463335909627" calcext:value-type="float">
            <text:p>2.4746333591</text:p>
          </table:table-cell>
          <table:table-cell office:value-type="float" office:value="63.3934165750231" calcext:value-type="float">
            <text:p>63.393416575</text:p>
          </table:table-cell>
          <table:table-cell office:value-type="float" office:value="85.1094029307785" calcext:value-type="float">
            <text:p>85.1094029308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udio" style:display-name="PageStyle_aud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preading" style:display-name="PageStyle_lipread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18:51</meta:creation-date>
    <dc:date>2017-05-17T13:18:51</dc:date>
    <meta:generator>LibreOffice/5.1.6.2$Linux_X86_64 LibreOffice_project/10m0$Build-2</meta:generator>
    <meta:document-statistic meta:table-count="3" meta:cell-count="47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